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B0000232E0000380CB876C5BE.svm"/>
  <manifest:file-entry manifest:media-type="image/png" manifest:full-path="Pictures/10000000000000310000004697198391.png"/>
  <manifest:file-entry manifest:media-type="image/png" manifest:full-path="Pictures/100000000000001A0000001A2B588D58.png"/>
  <manifest:file-entry manifest:media-type="image/jpeg" manifest:full-path="Pictures/100000000000002E0000001E4C5920C8.jpg"/>
  <manifest:file-entry manifest:media-type="image/png" manifest:full-path="Pictures/100002010000001E0000001E4820C2E0.png"/>
  <manifest:file-entry manifest:media-type="image/png" manifest:full-path="Pictures/10000201000000200000002093D221BE.png"/>
  <manifest:file-entry manifest:media-type="image/jpeg" manifest:full-path="Pictures/100000000000002600000027025EC39E.jpg"/>
  <manifest:file-entry manifest:media-type="" manifest:full-path="Pictures/20000007000041860000143F6721E68F.svm"/>
  <manifest:file-entry manifest:media-type="image/jpeg" manifest:full-path="Pictures/100000000000001F000000225693E46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sans-serif" svg:font-family="sans-serif"/>
    <style:font-face style:name="Arial1" svg:font-family="Arial, Arial" style:font-family-generic="swiss"/>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list-style-name="WWNum3">
      <style:paragraph-properties fo:margin-left="0.053cm" fo:margin-right="0cm" fo:text-indent="0cm" style:auto-text-indent="false">
        <style:tab-stops/>
      </style:paragraph-properties>
    </style:style>
    <style:style style:name="P2" style:family="paragraph" style:parent-style-name="Standard" style:list-style-name="WWNum3">
      <style:paragraph-properties fo:margin-left="1.244cm" fo:margin-right="0cm" fo:text-indent="-1.191cm" style:auto-text-indent="false">
        <style:tab-stops/>
      </style:paragraph-properties>
    </style:style>
    <style:style style:name="P3" style:family="paragraph" style:parent-style-name="Standard" style:list-style-name="WWNum3">
      <style:paragraph-properties fo:margin-left="2.501cm" fo:margin-right="0cm" fo:text-indent="-1.191cm" style:auto-text-indent="false">
        <style:tab-stops/>
      </style:paragraph-properties>
    </style:style>
    <style:style style:name="P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6" style:family="paragraph" style:parent-style-name="Standard" style:list-style-name="L1">
      <style:paragraph-properties>
        <style:tab-stops/>
      </style:paragraph-properties>
    </style:style>
    <style:style style:name="P7" style:family="paragraph" style:parent-style-name="Standard" style:list-style-name="WWNum3">
      <style:paragraph-properties fo:margin-left="1.251cm" fo:margin-right="0cm" fo:text-indent="0cm" style:auto-text-indent="false">
        <style:tab-stops/>
      </style:paragraph-properties>
    </style:style>
    <style:style style:name="P8" style:family="paragraph" style:parent-style-name="Standard" style:list-style-name="L2">
      <style:paragraph-properties>
        <style:tab-stops/>
      </style:paragraph-properties>
    </style:style>
    <style:style style:name="P9" style:family="paragraph" style:parent-style-name="Standard" style:list-style-name="L3"/>
    <style:style style:name="P10" style:family="paragraph" style:parent-style-name="Standard">
      <style:text-properties fo:color="#000000" style:font-name="Arial1" fo:font-size="10pt" style:font-name-asian="Arial1" style:font-size-asian="10pt" style:font-name-complex="Arial1" style:font-size-complex="10pt"/>
    </style:style>
    <style:style style:name="P11" style:family="paragraph" style:parent-style-name="Standard">
      <style:paragraph-properties style:text-autospace="none"/>
    </style:style>
    <style:style style:name="P12" style:family="paragraph" style:parent-style-name="Standard" style:list-style-name="L4">
      <style:paragraph-properties>
        <style:tab-stops/>
      </style:paragraph-properties>
    </style:style>
    <style:style style:name="P13" style:family="paragraph" style:parent-style-name="Text_20_body">
      <style:paragraph-properties fo:text-align="justify" style:justify-single-word="false" fo:orphans="2" fo:widows="2" style:writing-mode="lr-tb"/>
    </style:style>
    <style:style style:name="P14" style:family="paragraph" style:parent-style-name="Standard" style:list-style-name="L5">
      <style:paragraph-properties>
        <style:tab-stops/>
      </style:paragraph-properties>
    </style:style>
    <style:style style:name="P15" style:family="paragraph" style:parent-style-name="List_20_Paragraph" style:list-style-name="L6">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16" style:family="paragraph" style:parent-style-name="Standard" style:list-style-name="L6">
      <style:paragraph-properties>
        <style:tab-stops/>
      </style:paragraph-properties>
    </style:style>
    <style:style style:name="P17"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8"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9"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0"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21" style:family="paragraph" style:parent-style-name="Footer">
      <style:paragraph-properties fo:text-align="center" style:justify-single-word="false"/>
      <style:text-properties fo:color="#666666" fo:font-style="italic" style:font-style-asian="italic" style:font-style-complex="italic"/>
    </style:style>
    <style:style style:name="P2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2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size-complex="14pt"/>
    </style:style>
    <style:style style:name="P2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2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26"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27"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normal" style:font-size-asian="16pt" style:font-weight-asian="normal" style:font-size-complex="16pt" style:font-weight-complex="normal"/>
    </style:style>
    <style:style style:name="P28"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4pt" fo:font-weight="bold" style:font-size-asian="14pt" style:font-size-complex="14pt"/>
    </style:style>
    <style:style style:name="P29"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2pt" fo:font-weight="bold" style:font-size-asian="12pt" style:font-weight-asian="bold" style:font-size-complex="12pt" style:font-weight-complex="bold"/>
    </style:style>
    <style:style style:name="P30"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31" style:family="paragraph" style:parent-style-name="Text_20_body">
      <style:paragraph-properties fo:margin-top="0cm" fo:margin-bottom="0cm" fo:line-height="150%" fo:text-align="center" style:justify-single-word="false"/>
      <style:text-properties fo:color="#000000" style:font-name="Times New Roman" fo:font-size="18pt" fo:font-weight="bold" style:font-size-asian="18pt" style:font-size-complex="18pt"/>
    </style:style>
    <style:style style:name="P32" style:family="paragraph" style:parent-style-name="Text_20_body">
      <style:paragraph-properties fo:margin-top="0cm" fo:margin-bottom="0cm" fo:line-height="150%" fo:text-align="center" style:justify-single-word="false"/>
      <style:text-properties fo:color="#000000" style:font-name="Times New Roman" fo:font-size="5pt" fo:font-weight="bold" style:font-size-asian="5pt" style:font-size-complex="5pt"/>
    </style:style>
    <style:style style:name="P33"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34" style:family="paragraph" style:parent-style-name="Standard" style:list-style-name="L1">
      <style:paragraph-properties>
        <style:tab-stops/>
      </style:paragraph-properties>
    </style:style>
    <style:style style:name="P35" style:family="paragraph" style:parent-style-name="Standard" style:list-style-name="L2">
      <style:paragraph-properties>
        <style:tab-stops/>
      </style:paragraph-properties>
    </style:style>
    <style:style style:name="P36" style:family="paragraph" style:parent-style-name="Standard" style:list-style-name="L4">
      <style:paragraph-properties>
        <style:tab-stops/>
      </style:paragraph-properties>
    </style:style>
    <style:style style:name="P37" style:family="paragraph" style:parent-style-name="Standard" style:list-style-name="L5">
      <style:paragraph-properties>
        <style:tab-stops/>
      </style:paragraph-properties>
    </style:style>
    <style:style style:name="P38" style:family="paragraph" style:parent-style-name="Standard" style:list-style-name="L6">
      <style:paragraph-properties>
        <style:tab-stops/>
      </style:paragraph-properties>
    </style:style>
    <style:style style:name="P39" style:family="paragraph" style:parent-style-name="Standard" style:list-style-name="L3"/>
    <style:style style:name="P40" style:family="paragraph" style:parent-style-name="Standard" style:list-style-name="L7"/>
    <style:style style:name="P41" style:family="paragraph" style:parent-style-name="Standard" style:list-style-name="L8"/>
    <style:style style:name="P42" style:family="paragraph" style:parent-style-name="Standard" style:list-style-name="L9"/>
    <style:style style:name="P43" style:family="paragraph" style:parent-style-name="Standard" style:list-style-name="L10"/>
    <style:style style:name="P44" style:family="paragraph" style:parent-style-name="Standard" style:list-style-name="L11"/>
    <style:style style:name="P45" style:family="paragraph" style:parent-style-name="Standard">
      <style:text-properties fo:font-variant="normal" fo:text-transform="none" fo:color="#000000" style:font-name="sans-serif" fo:font-size="9.75pt" fo:letter-spacing="normal" fo:font-style="normal" fo:font-weight="bold"/>
    </style:style>
    <style:style style:name="P46" style:family="paragraph" style:parent-style-name="Standard">
      <style:text-properties fo:color="#000000" style:font-name="Arial1" fo:font-size="10pt" style:font-name-asian="Arial1" style:font-size-asian="10pt" style:font-name-complex="Arial1" style:font-size-complex="10pt"/>
    </style:style>
    <style:style style:name="P47" style:family="paragraph" style:parent-style-name="Standard">
      <style:paragraph-properties style:text-autospace="none"/>
    </style:style>
    <style:style style:name="P48" style:family="paragraph" style:parent-style-name="Standard" style:list-style-name="WWNum3">
      <style:paragraph-properties fo:margin-left="0.053cm" fo:margin-right="0cm" fo:text-indent="0cm" style:auto-text-indent="false">
        <style:tab-stops/>
      </style:paragraph-properties>
    </style:style>
    <style:style style:name="P49" style:family="paragraph" style:parent-style-name="Standard" style:list-style-name="WWNum3">
      <style:paragraph-properties fo:margin-left="1.244cm" fo:margin-right="0cm" fo:text-indent="-1.191cm" style:auto-text-indent="false">
        <style:tab-stops/>
      </style:paragraph-properties>
    </style:style>
    <style:style style:name="P50" style:family="paragraph" style:parent-style-name="Standard" style:list-style-name="WWNum3">
      <style:paragraph-properties fo:margin-left="2.501cm" fo:margin-right="0cm" fo:text-indent="-1.191cm" style:auto-text-indent="false">
        <style:tab-stops/>
      </style:paragraph-properties>
    </style:style>
    <style:style style:name="P51" style:family="paragraph" style:parent-style-name="Standard" style:list-style-name="WWNum3">
      <style:paragraph-properties fo:margin-left="1.251cm" fo:margin-right="0cm" fo:text-indent="0cm" style:auto-text-indent="false">
        <style:tab-stops/>
      </style:paragraph-properties>
    </style:style>
    <style:style style:name="P52" style:family="paragraph" style:parent-style-name="Standard" style:list-style-name="L7">
      <style:paragraph-properties fo:margin-left="0cm" fo:margin-right="0cm" fo:text-indent="-0.635cm" style:auto-text-indent="false"/>
    </style:style>
    <style:style style:name="P53" style:family="paragraph" style:parent-style-name="Heading_20_3">
      <style:text-properties fo:font-style="italic" style:font-style-asian="italic" style:font-style-complex="italic"/>
    </style:style>
    <style:style style:name="P54" style:family="paragraph" style:parent-style-name="List_20_Paragraph" style:list-style-name="L6">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55" style:family="paragraph" style:parent-style-name="Text_20_body" style:master-page-name="First_20_Page">
      <style:paragraph-properties fo:text-align="center" style:justify-single-word="false" style:page-number="auto"/>
      <style:text-properties fo:color="#000000" style:font-name="Times New Roman" fo:font-size="28pt" fo:font-weight="bold" style:font-size-asian="28pt" style:font-size-complex="28pt"/>
    </style:style>
    <style:style style:name="P56"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57"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58" style:family="paragraph" style:parent-style-name="Text_20_body">
      <style:paragraph-properties fo:text-align="justify" style:justify-single-word="false" fo:orphans="2" fo:widows="2" style:writing-mode="lr-tb"/>
    </style:style>
    <style:style style:name="P59" style:family="paragraph" style:parent-style-name="Referencia" style:list-style-name="L7"/>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font-name="Calibri1"/>
    </style:style>
    <style:style style:name="T5" style:family="text">
      <style:text-properties style:use-window-font-color="true"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font-name="Calibri1"/>
    </style:style>
    <style:style style:name="T10" style:family="text">
      <style:text-properties style:use-window-font-color="true" fo:font-weight="bold" style:font-weight-asian="bold" style:font-weight-complex="bold"/>
    </style:style>
    <style:style style:name="T11" style:family="text">
      <style:text-properties style:use-window-font-color="true" style:font-name="Times New Roman1" fo:font-size="12pt"/>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1F000000225693E46F.jpg" xlink:type="simple" xlink:actuate="onLoad" style:position="center center" style:repeat="no-repeat" draw:opacity="100%"/>
        <style:columns fo:column-count="1" fo:column-gap="0cm"/>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201000000200000002093D221BE.png" xlink:type="simple" xlink:actuate="onLoad" style:position="center center" style:repeat="no-repeat" draw:opacity="100%"/>
        <style:columns fo:column-count="1" fo:column-gap="0cm"/>
      </style:graphic-properties>
    </style:style>
    <style:style style:name="fr4" style:family="graphic" style:parent-style-name="Frame">
      <style:graphic-properties style:run-through="foreground" style:wrap="parallel" style:number-wrapped-paragraphs="no-limit" style:vertical-pos="from-top" style:vertical-rel="paragraph" style:horizontal-pos="left" style:horizontal-rel="paragraph" fo:background-color="transparent" style:background-transparency="100%" fo:padding="0.15cm" fo:border="none">
        <style:background-image xlink:href="Pictures/100000000000002600000027025EC39E.jpg" xlink:type="simple" xlink:actuate="onLoad" style:position="center center" style:repeat="no-repeat" draw:opacity="100%"/>
        <style:columns fo:column-count="1" fo:column-gap="0cm"/>
      </style:graphic-properties>
    </style:style>
    <style:style style:name="fr5"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1A0000001A2B588D58.png" xlink:type="simple" xlink:actuate="onLoad" style:position="center center" style:repeat="no-repeat" draw:opacity="100%"/>
        <style:columns fo:column-count="1" fo:column-gap="0cm"/>
      </style:graphic-properties>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2010000001E0000001E4820C2E0.png" xlink:type="simple" xlink:actuate="onLoad" style:position="center center" style:repeat="no-repeat" draw:opacity="100%"/>
        <style:columns fo:column-count="1" fo:column-gap="0cm"/>
      </style:graphic-properties>
    </style:style>
    <style:style style:name="fr7"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2E0000001E4C5920C8.jpg" xlink:type="simple" xlink:actuate="onLoad" style:position="center center" style:repeat="no-repeat" draw:opacity="100%"/>
        <style:columns fo:column-count="1" fo:column-gap="0cm"/>
      </style:graphic-properties>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102793544" text:id="ct102793544">
          <text:insertion>
            <office:change-info>
              <dc:creator>Alba Neila</dc:creator>
              <dc:date>2013-11-19T22:52:00</dc:date>
            </office:change-info>
          </text:insertion>
        </text:changed-region>
        <text:changed-region xml:id="ct102793648" text:id="ct102793648">
          <text:insertion>
            <office:change-info>
              <dc:creator>Alba Neila</dc:creator>
              <dc:date>2013-11-19T22:53:00</dc:date>
            </office:change-info>
          </text:insertion>
        </text:changed-region>
        <text:changed-region xml:id="ct102793752" text:id="ct102793752">
          <text:insertion>
            <office:change-info>
              <dc:creator>Alba Neila</dc:creator>
              <dc:date>2013-11-19T22:53:00</dc:date>
            </office:change-info>
          </text:insertion>
        </text:changed-region>
        <text:changed-region xml:id="ct102793856" text:id="ct102793856">
          <text:insertion>
            <office:change-info>
              <dc:creator>Alba Neila</dc:creator>
              <dc:date>2013-11-19T22:54:00</dc:date>
            </office:change-info>
          </text:insertion>
        </text:changed-region>
        <text:changed-region xml:id="ct103017096" text:id="ct103017096">
          <text:insertion>
            <office:change-info>
              <dc:creator>Alba Neila</dc:creator>
              <dc:date>2013-11-19T22:55:00</dc:date>
            </office:change-info>
          </text:insertion>
        </text:changed-region>
        <text:changed-region xml:id="ct103017200" text:id="ct103017200">
          <text:insertion>
            <office:change-info>
              <dc:creator>Alba Neila</dc:creator>
              <dc:date>2013-11-19T23:13:00</dc:date>
            </office:change-info>
          </text:insertion>
        </text:changed-region>
        <text:changed-region xml:id="ct103017304" text:id="ct103017304">
          <text:insertion>
            <office:change-info>
              <dc:creator>Alba Neila</dc:creator>
              <dc:date>2013-11-19T23:37:00</dc:date>
            </office:change-info>
          </text:insertion>
        </text:changed-region>
        <text:changed-region xml:id="ct103017408" text:id="ct103017408">
          <text:insertion>
            <office:change-info>
              <dc:creator>Alba Neila</dc:creator>
              <dc:date>2013-11-20T10:50:00</dc:date>
            </office:change-info>
          </text:insertion>
        </text:changed-region>
        <text:changed-region xml:id="ct103017720" text:id="ct103017720">
          <text:insertion>
            <office:change-info>
              <dc:creator>Alba Neila</dc:creator>
              <dc:date>2013-11-20T10:57:00</dc:date>
            </office:change-info>
          </text:insertion>
        </text:changed-region>
        <text:changed-region xml:id="ct103017824" text:id="ct103017824">
          <text:insertion>
            <office:change-info>
              <dc:creator>Alba Neila</dc:creator>
              <dc:date>2013-11-20T10:58:00</dc:date>
            </office:change-info>
          </text:insertion>
        </text:changed-region>
        <text:changed-region xml:id="ct103018448" text:id="ct103018448">
          <text:insertion>
            <office:change-info>
              <dc:creator>Alba Neila</dc:creator>
              <dc:date>2013-11-20T11:27:00</dc:date>
            </office:change-info>
          </text:insertion>
        </text:changed-region>
        <text:changed-region xml:id="ct103018656" text:id="ct103018656">
          <text:insertion>
            <office:change-info>
              <dc:creator>Alba Neila</dc:creator>
              <dc:date>2013-11-20T11:28:00</dc:date>
            </office:change-info>
          </text:insertion>
        </text:changed-region>
        <text:changed-region xml:id="ct103018864" text:id="ct103018864">
          <text:insertion>
            <office:change-info>
              <dc:creator>Alba Neila</dc:creator>
              <dc:date>2013-11-20T11:47:00</dc:date>
            </office:change-info>
          </text:insertion>
        </text:changed-region>
        <text:changed-region xml:id="ct103018968" text:id="ct103018968">
          <text:insertion>
            <office:change-info>
              <dc:creator>Alba Neila</dc:creator>
              <dc:date>2013-11-20T11:47:00</dc:date>
            </office:change-info>
          </text:insertion>
        </text:changed-region>
        <text:changed-region xml:id="ct236011504" text:id="ct236011504">
          <text:insertion>
            <office:change-info>
              <dc:creator>Alba Neila</dc:creator>
              <dc:date>2013-11-20T22:20:00</dc:date>
            </office:change-info>
          </text:insertion>
        </text:changed-region>
        <text:changed-region xml:id="ct102790840" text:id="ct102790840">
          <text:insertion>
            <office:change-info>
              <dc:creator>Alba Neila</dc:creator>
              <dc:date>2013-11-14T14:28:00</dc:date>
            </office:change-info>
          </text:insertion>
        </text:changed-region>
        <text:changed-region xml:id="ct102791256" text:id="ct102791256">
          <text:insertion>
            <office:change-info>
              <dc:creator>Alba Neila</dc:creator>
              <dc:date>2013-11-14T16:30:00</dc:date>
            </office:change-info>
          </text:insertion>
        </text:changed-region>
        <text:changed-region xml:id="ct102791360" text:id="ct102791360">
          <text:insertion>
            <office:change-info>
              <dc:creator>Alba Neila</dc:creator>
              <dc:date>2013-11-14T16:31:00</dc:date>
            </office:change-info>
          </text:insertion>
        </text:changed-region>
        <text:changed-region xml:id="ct102790944" text:id="ct102790944">
          <text:insertion>
            <office:change-info>
              <dc:creator>Alba Neila</dc:creator>
              <dc:date>2013-11-14T16:31:00</dc:date>
            </office:change-info>
          </text:insertion>
        </text:changed-region>
        <text:changed-region xml:id="ct102791464" text:id="ct102791464">
          <text:insertion>
            <office:change-info>
              <dc:creator>Alba Neila</dc:creator>
              <dc:date>2013-11-14T14:28:00</dc:date>
            </office:change-info>
          </text:insertion>
        </text:changed-region>
        <text:changed-region xml:id="ct102791568" text:id="ct102791568">
          <text:insertion>
            <office:change-info>
              <dc:creator>Alba Neila</dc:creator>
              <dc:date>2013-11-15T18:55:00</dc:date>
            </office:change-info>
          </text:insertion>
        </text:changed-region>
        <text:changed-region xml:id="ct102791672" text:id="ct102791672">
          <text:insertion>
            <office:change-info>
              <dc:creator>Alba Neila</dc:creator>
              <dc:date>2013-11-15T19:01:00</dc:date>
            </office:change-info>
          </text:insertion>
        </text:changed-region>
        <text:changed-region xml:id="ct102791776" text:id="ct102791776">
          <text:insertion>
            <office:change-info>
              <dc:creator>Alba Neila</dc:creator>
              <dc:date>2013-11-14T14:28:00</dc:date>
            </office:change-info>
          </text:insertion>
        </text:changed-region>
        <text:changed-region xml:id="ct102791880" text:id="ct102791880">
          <text:insertion>
            <office:change-info>
              <dc:creator>Alba Neila</dc:creator>
              <dc:date>2013-11-18T11:46:00</dc:date>
            </office:change-info>
          </text:insertion>
        </text:changed-region>
        <text:changed-region xml:id="ct102791984" text:id="ct102791984">
          <text:insertion>
            <office:change-info>
              <dc:creator>Alba Neila</dc:creator>
              <dc:date>2013-11-14T14:28:00</dc:date>
            </office:change-info>
          </text:insertion>
        </text:changed-region>
        <text:changed-region xml:id="ct102792088" text:id="ct102792088">
          <text:insertion>
            <office:change-info>
              <dc:creator>Alba Neila</dc:creator>
              <dc:date>2013-11-15T19:09:00</dc:date>
            </office:change-info>
          </text:insertion>
        </text:changed-region>
        <text:changed-region xml:id="ct102792192" text:id="ct102792192">
          <text:insertion>
            <office:change-info>
              <dc:creator>Alba Neila</dc:creator>
              <dc:date>2013-11-15T19:11:00</dc:date>
            </office:change-info>
          </text:insertion>
        </text:changed-region>
        <text:changed-region xml:id="ct102792296" text:id="ct102792296">
          <text:insertion>
            <office:change-info>
              <dc:creator>Alba Neila</dc:creator>
              <dc:date>2013-11-19T20:45:00</dc:date>
            </office:change-info>
          </text:insertion>
        </text:changed-region>
        <text:changed-region xml:id="ct102792400" text:id="ct102792400">
          <text:insertion>
            <office:change-info>
              <dc:creator>Alba Neila</dc:creator>
              <dc:date>2013-11-19T20:58:00</dc:date>
            </office:change-info>
          </text:insertion>
        </text:changed-region>
        <text:changed-region xml:id="ct102792504" text:id="ct102792504">
          <text:insertion>
            <office:change-info>
              <dc:creator>Alba Neila</dc:creator>
              <dc:date>2013-11-19T20:46:00</dc:date>
            </office:change-info>
          </text:insertion>
        </text:changed-region>
        <text:changed-region xml:id="ct102792608" text:id="ct102792608">
          <text:insertion>
            <office:change-info>
              <dc:creator>Alba Neila</dc:creator>
              <dc:date>2013-11-19T20:47:00</dc:date>
            </office:change-info>
          </text:insertion>
        </text:changed-region>
        <text:changed-region xml:id="ct102792712" text:id="ct102792712">
          <text:insertion>
            <office:change-info>
              <dc:creator>Alba Neila</dc:creator>
              <dc:date>2013-11-19T20:59:00</dc:date>
            </office:change-info>
          </text:insertion>
        </text:changed-region>
        <text:changed-region xml:id="ct102792816" text:id="ct102792816">
          <text:insertion>
            <office:change-info>
              <dc:creator>Alba Neila</dc:creator>
              <dc:date>2013-11-19T21:04:00</dc:date>
            </office:change-info>
          </text:insertion>
        </text:changed-region>
        <text:changed-region xml:id="ct102792920" text:id="ct102792920">
          <text:insertion>
            <office:change-info>
              <dc:creator>Alba Neila</dc:creator>
              <dc:date>2013-11-19T21:05:00</dc:date>
            </office:change-info>
          </text:insertion>
        </text:changed-region>
        <text:changed-region xml:id="ct102793024" text:id="ct102793024">
          <text:insertion>
            <office:change-info>
              <dc:creator>Alba Neila</dc:creator>
              <dc:date>2013-11-14T14:28:00</dc:date>
            </office:change-info>
          </text:insertion>
        </text:changed-region>
        <text:changed-region xml:id="ct102793128" text:id="ct102793128">
          <text:insertion>
            <office:change-info>
              <dc:creator>Alba Neila</dc:creator>
              <dc:date>2013-11-19T22:47:00</dc:date>
            </office:change-info>
          </text:insertion>
        </text:changed-region>
        <text:changed-region xml:id="ct102793232" text:id="ct102793232">
          <text:insertion>
            <office:change-info>
              <dc:creator>Alba Neila</dc:creator>
              <dc:date>2013-11-19T22:48:00</dc:date>
            </office:change-info>
          </text:insertion>
        </text:changed-region>
        <text:changed-region xml:id="ct102793440" text:id="ct102793440">
          <text:insertion>
            <office:change-info>
              <dc:creator>Alba Neila</dc:creator>
              <dc:date>2013-11-19T22:49:00</dc:date>
            </office:change-info>
          </text:insertion>
        </text:changed-region>
        <text:changed-region xml:id="ct103017512" text:id="ct103017512">
          <text:insertion>
            <office:change-info>
              <dc:creator>Alba Neila</dc:creator>
              <dc:date>2013-11-14T14:28:00</dc:date>
            </office:change-info>
          </text:insertion>
        </text:changed-region>
        <text:changed-region xml:id="ct103017616" text:id="ct103017616">
          <text:insertion>
            <office:change-info>
              <dc:creator>Alba Neila</dc:creator>
              <dc:date>2013-11-20T10:33:00</dc:date>
            </office:change-info>
          </text:insertion>
        </text:changed-region>
        <text:changed-region xml:id="ct103017928" text:id="ct103017928">
          <text:insertion>
            <office:change-info>
              <dc:creator>Alba Neila</dc:creator>
              <dc:date>2013-11-14T14:28:00</dc:date>
            </office:change-info>
          </text:insertion>
        </text:changed-region>
        <text:changed-region xml:id="ct103018032" text:id="ct103018032">
          <text:insertion>
            <office:change-info>
              <dc:creator>Alba Neila</dc:creator>
              <dc:date>2013-11-20T10:54:00</dc:date>
            </office:change-info>
          </text:insertion>
        </text:changed-region>
        <text:changed-region xml:id="ct103018136" text:id="ct103018136">
          <text:insertion>
            <office:change-info>
              <dc:creator>Alba Neila</dc:creator>
              <dc:date>2013-11-20T11:02:00</dc:date>
            </office:change-info>
          </text:insertion>
        </text:changed-region>
        <text:changed-region xml:id="ct103018240" text:id="ct103018240">
          <text:insertion>
            <office:change-info>
              <dc:creator>Alba Neila</dc:creator>
              <dc:date>2013-11-20T11:11:00</dc:date>
            </office:change-info>
          </text:insertion>
        </text:changed-region>
        <text:changed-region xml:id="ct103018344" text:id="ct103018344">
          <text:insertion>
            <office:change-info>
              <dc:creator>Alba Neila</dc:creator>
              <dc:date>2013-11-20T11:25:00</dc:date>
            </office:change-info>
          </text:insertion>
        </text:changed-region>
        <text:changed-region xml:id="ct103018552" text:id="ct103018552">
          <text:insertion>
            <office:change-info>
              <dc:creator>Alba Neila</dc:creator>
              <dc:date>2013-11-20T11:27:00</dc:date>
            </office:change-info>
          </text:insertion>
        </text:changed-region>
        <text:changed-region xml:id="ct103018760" text:id="ct103018760">
          <text:insertion>
            <office:change-info>
              <dc:creator>Alba Neila</dc:creator>
              <dc:date>2013-11-20T11:28:00</dc:date>
            </office:change-info>
          </text:insertion>
        </text:changed-region>
        <text:changed-region xml:id="ct103019072" text:id="ct103019072">
          <text:insertion>
            <office:change-info>
              <dc:creator>Alba Neila</dc:creator>
              <dc:date>2013-11-20T11:11:00</dc:date>
            </office:change-info>
          </text:insertion>
        </text:changed-region>
        <text:changed-region xml:id="ct103019176" text:id="ct103019176">
          <text:insertion>
            <office:change-info>
              <dc:creator>Alba Neila</dc:creator>
              <dc:date>2013-11-20T11:43:00</dc:date>
            </office:change-info>
          </text:insertion>
        </text:changed-region>
        <text:changed-region xml:id="ct103019280" text:id="ct103019280">
          <text:insertion>
            <office:change-info>
              <dc:creator>Alba Neila</dc:creator>
              <dc:date>2013-11-20T11:11:00</dc:date>
            </office:change-info>
          </text:insertion>
        </text:changed-region>
        <text:changed-region xml:id="ct103019384" text:id="ct103019384">
          <text:insertion>
            <office:change-info>
              <dc:creator>Alba Neila</dc:creator>
              <dc:date>2013-11-14T14:28:00</dc:date>
            </office:change-info>
          </text:insertion>
        </text:changed-region>
        <text:changed-region xml:id="ct103019696" text:id="ct103019696">
          <text:deletion>
            <office:change-info>
              <dc:creator>Alba Neila</dc:creator>
              <dc:date>2013-11-14T14:29:00</dc:date>
            </office:change-info>
            <text:h text:style-name="Heading_20_1" text:outline-level="1"><text:span text:style-name="T1">RF 1</text:span>: Se desarrollará una aplicación web que permita la realización de ejercicios de transcripción paleográfica.</text:h>
            <text:list xml:id="list8072716302290596450" text:style-name="WWNum3">
              <text:list-header>
                <text:p text:style-name="P1"><text:span text:style-name="T1">RF 2</text:span>: Debe existir una <text:span text:style-name="T2">gestión de usuarios</text:span>, que permitirá realizar altas y bajas de estos, así como modificar sus datos. Los tipos de usuario que se permitirá son: Alumnos, Profesores y Administrador.</text:p>
                <text:p text:style-name="P1"><text:span text:style-name="T1">RF 3</text:span>: Los Profesores podrán crear diferentes <text:span text:style-name="T2">grupos de Alumnos</text:span> (por ejemplo, agrupados por curso o por grupo de prácticas).</text:p>
                <text:list>
                  <text:list-item>
                    <text:list>
                      <text:list-item>
                        <text:list>
                          <text:list-header>
                            <text:p text:style-name="P2">MÁSTER UNIVERSITARIO EN INGENIERÍA INFORMÁTICARF 3.1: Los Alumnos podrán solicitar el acceso a un grupo determinado.</text:p>
                          </text:list-header>
                        </text:list>
                      </text:list-item>
                    </text:list>
                    <text:p text:style-name="P2"><text:span text:style-name="T1">RF 3.2</text:span>: Los Profesores tendrán que aprobar el acceso de un alumno a los grupos que haya creado.</text:p>
                  </text:list-item>
                </text:list>
                <text:p text:style-name="P1"><text:span text:style-name="T1">RF 4</text:span>: Los Profesores podrán añadir <text:span text:style-name="T2">documentos</text:span> a la aplicación y también eliminarlos.</text:p>
                <text:list text:continue-numbering="true">
                  <text:list-header>
                    <text:p text:style-name="P2"><text:span text:style-name="T1">RF 4.1</text:span>: Estos documentos estarán compuestos por dos archivos: </text:p>
                    <text:list>
                      <text:list-item>
                        <text:list>
                          <text:list-item>
                            <text:list>
                              <text:list-item>
                                <text:list>
                                  <text:list-header>
                                    <text:p text:style-name="P3"><text:span text:style-name="T1">A</text:span>) Una imagen con alta calidad.</text:p>
                                  </text:list-header>
                                </text:list>
                              </text:list-item>
                            </text:list>
                          </text:list-item>
                        </text:list>
                        <text:p text:style-name="P3"><text:span text:style-name="T1">B</text:span>) Una transcripción según el estándar TEI P5 XML.</text:p>
                      </text:list-item>
                    </text:list>
                    <text:p text:style-name="P2"><text:span text:style-name="T1">RF 4.2</text:span>: Cada documento tendrá un nivel de dificultad de transcripción que será proporcionado por el criterio del profesor, de entre: bajo, intermedio o alto.</text:p>
                  </text:list-header>
                </text:list>
                <text:p text:style-name="P1"><text:span text:style-name="T1">RF 5</text:span>: Se debe poder agrupar los documentos por <text:span text:style-name="T2">colecciones</text:span> (por ejemplo, agrupados por escrituras del mismo siglo o por nivel de dificultad).</text:p>
                <text:list text:continue-numbering="true">
                  <text:list-header>
                    <text:p text:style-name="P2"><text:span text:style-name="T1">RF 5.1</text:span>: Las colecciones tendrán un nombre.</text:p>
                    <text:p text:style-name="P2"><text:span text:style-name="T1">RF 5.2</text:span>: A los distintos grupos de usuarios se les asignará el acceso a cada colección. </text:p>
                    <text:p text:style-name="P2"><text:span text:style-name="T1">RF 5.3</text:span>: Existirán además colecciones públicas. Éstas podrán ser accesibles por cualquier usuario sin necesidad de confirmación de acceso por un profesor.</text:p>
                  </text:list-header>
                </text:list>
                <text:p text:style-name="P1"><text:span text:style-name="T1">RF 6</text:span>: A partir de un documento, los profesores deberán poder crear <text:span text:style-name="T2">ejercicios</text:span> interactivos.</text:p>
              </text:list-header>
            </text:list>
            <text:p text:style-name="P4">Tutor</text:p>
            <text:p text:style-name="P5">Álvaro Herrero Cosio</text:p>
            <text:p text:style-name="P5"/>
            <text:p text:style-name="P5"/>
            <text:p text:style-name="P4">Autora</text:p>
            <text:p text:style-name="P5">Alba Neila Neila</text:p>
            <text:p text:style-name="P5"/>
            <text:p text:style-name="P5"/>
            <text:p text:style-name="P4">Colaboración</text:p>
            <text:p text:style-name="P5">Sonia Serna</text:p>
            <text:p text:style-name="P5">Alumna becariaRF 6.1: Para cada ejercicio, el alumno visualizará el documento y podrá introducir las palabras de la transcripción.</text:p>
            <text:list xml:id="list42351895" text:continue-numbering="true" text:style-name="WWNum3">
              <text:list-item>
                <text:list>
                  <text:list-header>
                    <text:p text:style-name="P2"><text:span text:style-name="T1">RF 6.2</text:span>: Los ejercicios tendrán un nivel de dificultad en la realización, de entre: bajo, intermedio y alto, que el propio profesor establecerá según las características del ejercicio. </text:p>
                    <text:p text:style-name="P2"><text:span text:style-name="T1">RF 6.3</text:span>: Para cada uno de ellos, el profesor indicará qué porcentaje de palabras (aleatorias), se muestran al alumno en la transcripción, como pistas: 50% de las palabras transcritas, 20% o 0%.</text:p>
                    <text:p text:style-name="P2"><text:span text:style-name="T1">RF 6.4</text:span>: Los ejercicios se encontrarán ordenados según el orden establecido por el profesor.</text:p>
                    <text:p text:style-name="P2"><text:span text:style-name="T1">RF 6.5</text:span>: El profesor puede indicar el objetivo a satisfacer para pasar de un ejercicio al siguiente, de entre los siguientes:</text:p>
                  </text:list-header>
                </text:list>
              </text:list-item>
            </text:list>
            <text:list xml:id="list6270367103486682796" text:style-name="L1">
              <text:list-item>
                <text:p text:style-name="P6">Un porcentaje de palabras acertadas respecto del total del documento<text:bookmark-start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cuyo valor el profesor podría configurar.<text:bookmark-end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6">Número máximo de fallos en todo el documento, cuyo valor el profesor podría configurar.</text:p>
              </text:list-item>
            </text:list>
            <text:list xml:id="list42345330" text:continue-list="list42351895" text:style-name="WWNum3">
              <text:list-item>
                <text:list>
                  <text:list-header>
                    <text:p text:style-name="P2"><text:span text:style-name="T1">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1"><text:span text:style-name="T1">RF 7</text:span>: Se deberán de recoger las <text:span text:style-name="T3">estadísticas</text:span> o <text:span text:style-name="T3">evolución</text:span> de los ejercicios que realicen los alumnos. Éstas deberán ser visibles por el profesor.</text:p>
              </text:list-item>
            </text:list>
            <text:h text:style-name="Heading_20_2" text:outline-level="2">Requisitos no funcionales</text:h>
            <text:list xml:id="list42363740" text:continue-numbering="true" text:style-name="WWNum3">
              <text:list-header>
                <text:p text:style-name="P1"><text:span text:style-name="T1">RNF 1:</text:span> <text:span text:style-name="T3">Interfaz</text:span>: la aplicación deberá visualizarse correctamente y en cualquier navegador.</text:p>
                <text:p text:style-name="P1"><text:span text:style-name="T1">RNF 2</text:span>: <text:span text:style-name="T3">Disponibilidad</text:span>: el sistema deberá estar disponible 24(horas)/7(días), siempre que el servidor donde se alberga funcione correctamente.</text:p>
                <text:list>
                  <text:list-item>
                    <text:list>
                      <text:list-item>
                        <text:list>
                          <text:list-item>
                            <text:list>
                              <text:list-header>
                                <text:p text:style-name="P7"><text:span text:style-name="T1">RNF 2.1</text:span>: Además el tiempo de respuesta de la aplicación no deberá exceder un tiempo considerable. </text:p>
                              </text:list-header>
                            </text:list>
                          </text:list-item>
                        </text:list>
                      </text:list-item>
                    </text:list>
                  </text:list-item>
                </text:list>
                <text:p text:style-name="P1"><text:span text:style-name="T1">RNF 3</text:span>: <text:span text:style-name="T3">Extensibilidad</text:span>: el sistema deberá ser escalable, permitiendo en un futuro el desarrollo de nuevas funcionalidades, modificación o eliminación de éstas.</text:p>
                <text:p text:style-name="P1"><text:span text:style-name="T1">RNF 4</text:span>: <text:span text:style-name="T3">Seguridad</text:span>: el sistema debe estar restringido, por lo que se solicitará un usuario y contraseña para acceder al mismo.</text:p>
                <text:p text:style-name="P1">[<text:span text:style-name="T4">git-smc</text:span>]RNF 5: Tecnologías: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1">RI 1</text:span>: Para cada <text:span text:style-name="T3">usuario</text:span>, <text:bookmark-start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 almacenará la siguiente información:<text:bookmark-end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42372445" text:continue-list="list6270367103486682796" text:style-name="L1">
              <text:list-item>
                <text:p text:style-name="P6">Nombre.</text:p>
              </text:list-item>
              <text:list-item>
                <text:p text:style-name="P6">Apellidos.</text:p>
              </text:list-item>
              <text:list-item>
                <text:p text:style-name="P6">Correo electrónico.</text:p>
              </text:list-item>
              <text:list-item>
                <text:p text:style-name="P6">Usuario (para acceder a la aplicación).</text:p>
              </text:list-item>
              <text:list-item>
                <text:p text:style-name="P6">Contraseña (para acceder a la aplicación).</text:p>
              </text:list-item>
              <text:list-item>
                <text:p text:style-name="P6">Tipo de usuario (administrador, profesor, alumno).</text:p>
              </text:list-item>
              <text:list-item>
                <text:p text:style-name="P6">Otra información: accesible para el administrador.</text:p>
              </text:list-item>
            </text:list>
            <text:list xml:id="list42351121" text:continue-list="list42363740" text:style-name="WWNum3">
              <text:list-header>
                <text:p text:style-name="P1"><text:span text:style-name="T1">RI 2</text:span>: <text:bookmark-start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3">grupo de alumnos</text:span>, se almacenará la siguiente información:<text:bookmark-end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header>
            </text:list>
            <text:list xml:id="list6373995230194977894" text:style-name="L2">
              <text:list-item>
                <text:p text:style-name="P8">Código.</text:p>
              </text:list-item>
              <text:list-item>
                <text:p text:style-name="P8">Nombre.preparado</text:p>
              </text:list-item>
            </text:list>
            <text:list xml:id="list1176544019533859577" text:style-name="L3">
              <text:list-item>
                <text:p text:style-name="P9">Descripción. desde que se obtuvo el repositorioa</text:p>
              </text:list-item>
            </text:list>
            <text:p text:style-name="P10"><text:s/></text:p>
            <text:p text:style-name="P11">l</text:p>
            <text:p text:style-name="P11"/>
            <text:list xml:id="list42351631" text:continue-list="list6373995230194977894" text:style-name="L2">
              <text:list-item>
                <text:p text:style-name="P8">Profesor responsable. cada una de las versiones de una</text:p>
              </text:list-item>
            </text:list>
            <text:p text:style-name="Text_20_body"><text:span text:style-name="T1">RI 3</text:span>: <text:bookmark-start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3">documento</text:span>, se almacenará la siguiente información:<text:bookmark-end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5198107704382299089" text:style-name="L4">
              <text:list-item>
                <text:p text:style-name="P12">Código.</text:p>
              </text:list-item>
              <text:list-item>
                <text:p text:style-name="P12">Nombre.</text:p>
              </text:list-item>
              <text:list-item>
                <text:p text:style-name="P12">Tipo de escritura (opcional).</text:p>
              </text:list-item>
              <text:list-item>
                <text:p text:style-name="P12">Fecha (opcional).</text:p>
              </text:list-item>
              <text:list-item>
                <text:p text:style-name="P12">Descripción.</text:p>
              </text:list-item>
              <text:list-item>
                <text:p text:style-name="P12">Nivel de dificultad (bajo, intermedio, alto).</text:p>
              </text:list-item>
              <text:list-item>
                <text:p text:style-name="P12">Imagen.</text:p>
              </text:list-item>
              <text:list-item>
                <text:p text:style-name="P12">Transcripción.</text:p>
              </text:list-item>
            </text:list>
            <text:p text:style-name="P13"><text:span text:style-name="T5">RI 4</text:span>: Para cada <text:span text:style-name="T3">colección</text:span> de documentos, se almacenará la siguiente información:</text:p>
            <text:list xml:id="list1614577756137059100" text:style-name="L5">
              <text:list-item>
                <text:p text:style-name="P14">Código.</text:p>
              </text:list-item>
              <text:list-item>
                <text:p text:style-name="P14">Nombre.</text:p>
              </text:list-item>
              <text:list-item>
                <text:p text:style-name="P14">Descripción.nu</text:p>
              </text:list-item>
              <text:list-item>
                <text:p text:style-name="P14">Orden de los documentos.</text:p>
              </text:list-item>
            </text:list>
            <text:p text:style-name="P13"><text:span text:style-name="T5">RI 5</text:span>: Para cada <text:span text:style-name="T3">ejercicio</text:span>, se almacenará la siguiente información:</text:p>
            <text:list xml:id="list6724363409211071994" text:style-name="L6">
              <text:list-item>
                <text:p text:style-name="P15">Código.</text:p>
              </text:list-item>
              <text:list-item>
                <text:p text:style-name="P16">Nivel de dificultad en la realización.</text:p>
              </text:list-item>
              <text:list-item>
                <text:p text:style-name="P16"><text:s/>Objetivo.</text:p>
              </text:list-item>
            </text:list>
            <text:h text:style-name="Heading_20_2" text:outline-level="2">Requisitos de Interfaz</text:h>
            <text:list xml:id="list42343738" text:continue-list="list42351121" text:style-name="WWNum3">
              <text:list-header>
                <text:p text:style-name="P1"><text:span text:style-name="T5">RIN 1</text:span>: La aplicación debe contar con una interfaz amigable e intuitiva, de sencilla utilización por parte de usuarios con poca experiencia en el manejo de aplicaciones Web.</text:p>
                <text:p text:style-name="P1"><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1">RIN 3</text:span>: La aplicación deberá estar internacionalizada, disponible en español e inglés.</text:p>
          </text:deletion>
        </text:changed-region>
        <text:changed-region xml:id="ct103019592" text:id="ct103019592">
          <text:deletion>
            <office:change-info>
              <dc:creator>Alba Neila</dc:creator>
              <dc:date>2013-11-14T10:46:00</dc:date>
            </office:change-info>
            <text:p text:style-name="Standard"/>
            <text:h text:style-name="Heading_20_1" text:outline-level="1"/>
          </text:deletion>
        </text:changed-region>
        <text:changed-region xml:id="ct103019488" text:id="ct103019488">
          <text:deletion>
            <office:change-info>
              <dc:creator>Alba Neila</dc:creator>
              <dc:date>2013-11-14T14:29:00</dc:date>
            </office:change-info>
            <text:h text:style-name="Heading_20_1" text:outline-level="1">Especificación de Requisitos</text:h>
            <text:h text:style-name="Heading_20_2" text:outline-level="2">Requisitos funcionales</text:h>
          </text:deletion>
        </text:changed-region>
        <text:changed-region xml:id="ct103019800" text:id="ct103019800">
          <text:insertion>
            <office:change-info>
              <dc:creator>Alba Neila</dc:creator>
              <dc:date>2013-11-14T14: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change-start text:change-id="ct102790840"/>UNIVERSIDAD DE BURGOS</text:p>
      <text:p text:style-name="P31">ESCUELA POLITÉCNICA SUPERIOR</text:p>
      <text:p text:style-name="P32"/>
      <text:p text:style-name="P30">MÁSTER UNIVERSITARIO EN INGENIERÍA INFORMÁTICA</text:p>
      <text:p text:style-name="P29"/>
      <text:p text:style-name="P28"><draw:frame draw:style-name="fr8" draw:name="gráficos1" text:anchor-type="paragraph" svg:width="5.56cm" svg:height="7.999cm" draw:z-index="0"><draw:image xlink:href="Pictures/2000000B0000232E0000380CB876C5BE.svm" xlink:type="simple" xlink:show="embed" xlink:actuate="onLoad"/></draw:frame></text:p>
      <text:p text:style-name="P26">TRABAJO FIN DE MÁSTER</text:p>
      <text:p text:style-name="P27">Aplicación web para la realización de ejercicios paleográficos</text:p>
      <text:p text:style-name="P23"/>
      <text:p text:style-name="P23"/>
      <text:p text:style-name="P26">MEMORIA</text:p>
      <text:p text:style-name="P5"/>
      <text:p text:style-name="P5"/>
      <text:p text:style-name="P23"><text:change-end text:change-id="ct102790840"/></text:p>
      <text:section text:style-name="Sect1" text:name="Sección1">
        <text:p text:style-name="P4"><text:change-start text:change-id="ct102791256"/>Tutor</text:p>
        <text:p text:style-name="P5">Álvaro Herrero Cosio</text:p>
        <text:p text:style-name="P4">Autora</text:p>
        <text:p text:style-name="P5">Alba Neila Neila</text:p>
        <text:p text:style-name="P4"><text:change-end text:change-id="ct102791256"/><text:change-start text:change-id="ct102791360"/>Colaboración</text:p>
        <text:p text:style-name="P5">Sonia Serna<text:change-end text:change-id="ct102791360"/></text:p>
      </text:section>
      <text:p text:style-name="P30"><text:change-start text:change-id="ct102790944"/></text:p>
      <text:p text:style-name="P30"/>
      <text:p text:style-name="P25">Burgos, Febrero 2014<text:change-end text:change-id="ct102790944"/><text:change-start text:change-id="ct102791464"/></text:p>
      <text:h text:style-name="Heading_20_1" text:outline-level="1"><text:soft-page-break/>Introducción</text:h>
      <text:h text:style-name="Heading_20_1" text:outline-level="1">Objetivos</text:h>
      <text:h text:style-name="Heading_20_1" text:outline-level="1">Conceptos teóricos</text:h>
      <text:h text:style-name="Heading_20_1" text:outline-level="1">Técnicas y herramientas</text:h>
      <text:h text:style-name="Heading_20_2" text:outline-level="2" text:restart-numbering="true" text:start-value="-1">4.1. Control de versiones</text:h>
      <text:p text:style-name="Standard">El <text:span text:style-name="T3">control de versiones</text:span> es un sistema que registra los cambios realizados sobre un archivo o conjunto de archivos a lo largo del tiempo, permitiendo recuperar versiones específicas más adelante.</text:p>
      <text:p text:style-name="Standard">Esto es muy interesante a la hora de desarrollar un proyecto, ya sea de forma individual o en grupo, ya que te permite revertir archivos a un estado anterior, revertir el proyecto entero, comparar cambios, ver quién modificó por última vez, etc. </text:p>
      <text:p text:style-name="Standard">Se distinguen tres tipos de arquitectura en los sistemas de control de versiones.</text:p>
      <text:list xml:id="list7782698280531073567" text:style-name="L7">
        <text:list-item>
          <text:p text:style-name="P40"><text:span text:style-name="T1">Locales</text:span>: el método más básico. Consiste en copiar las distintas versiones en directorios diferentes, guardando por ejemplo, la fecha, hora y una descripción de los cambios realizados en una base de datos. </text:p>
          <text:p text:style-name="P40">Una de las herramientas más popular fue un sistema llamado <text:span text:style-name="T3">rcs</text:span>, que consistía en el guardado de parches en disco, con los cambios realizados de una versión a otra, y que permitía posteriormente recrear versiones <text:s/>sumando dichos parches.</text:p>
        </text:list-item>
        <text:list-item>
          <text:p text:style-name="P40"><text:span text:style-name="T1">Centralizados</text:span>: estos sistemas cuentan con un servidor central que contiene todos los archivos versionados. Los clientes se descargan los archivos, realizan cambios y los vuelven a enviar al servidor. <text:change-end text:change-id="ct102791464"/><text:change-start text:change-id="ct102791568"/><text:s/>Si este falla o se corrompe se paraliza el desarrollo o se puede llegar a perder todo el trabajo.<text:change-end text:change-id="ct102791568"/><text:change-start text:change-id="ct102791672"/></text:p>
        </text:list-item>
      </text:list>
      <text:p text:style-name="Standard"><text:tab/>Algunas de las herramientas más utilizadas son S<text:span text:style-name="T3">ubversion</text:span> y <text:span text:style-name="T3">CVS</text:span>.<text:change-end text:change-id="ct102791672"/><text:change-start text:change-id="ct102791776"/></text:p>
      <text:list xml:id="list42370563" text:continue-numbering="true" text:style-name="L7">
        <text:list-item>
          <text:p text:style-name="P40"><text:span text:style-name="T1">Distribuidos</text:span>: estos sistemas se caracterizan porque no hay un repositorio central. Cada cliente realiza una copia completa del repositorio del proyecto, generándose un repositorio local.<text:change-end text:change-id="ct102791776"/><text:change-start text:change-id="ct102791880"/> De modo que si un servidor falla, es posible restaurarlo mediante las copias de otros clientes.<text:change-end text:change-id="ct102791880"/><text:change-start text:change-id="ct102791984"/><text:tab/><text:change-end text:change-id="ct102791984"/><text:change-start text:change-id="ct102792088"/> <text:change-end text:change-id="ct102792088"/><text:change-start text:change-id="ct102792192"/></text:p>
          <text:p text:style-name="P40">Algunas de las herramientas más utilizadas son Mercurial y Git.</text:p>
          <text:p text:style-name="P52">Este última es la que se va a utilizar como sistema de control de versiones en el desarrollo de este proyecto.<text:change-end text:change-id="ct102792192"/><text:change-start text:change-id="ct102792296"/> Ha sido elegida por<text:change-end text:change-id="ct102792296"/><text:change-start text:change-id="ct102792400"/>que nos permite trabajar<text:change-end text:change-id="ct102792400"/><text:change-start text:change-id="ct102792504"/> sin conexión a <text:change-end text:change-id="ct102792504"/><text:change-start text:change-id="ct102792608"/>Internet, <text:change-end text:change-id="ct102792608"/><text:change-start text:change-id="ct102792712"/>haciendo <text:span text:style-name="T3">commits</text:span> en nuestra máquina local y dejando la sincronización de todos los cambios realizados para otro momento.<text:change-end text:change-id="ct102792712"/><text:change-start text:change-id="ct102792816"/> Además de por ser flexible y rápido<text:change-end text:change-id="ct102792816"/><text:change-start text:change-id="ct102792920"/>, ya que realiza los cambios en local y está escrito en C, lo que reduce la sobrecarga del tiempo de ejecución asociado a lenguajes de alto nivel.</text:p>
          <text:p text:style-name="P59"><text:soft-page-break/>[git-scm]<text:note text:id="ftn1" text:note-class="endnote"><text:note-citation>i</text:note-citation><text:note-body><text:p text:style-name="Endnote"><text:a xlink:type="simple" xlink:href="http://git-scm.com/">http://git-scm.com</text:a> </text:p></text:note-body></text:note></text:p>
        </text:list-item>
      </text:list>
      <text:h text:style-name="P53" text:outline-level="3"><text:change-end text:change-id="ct102792920"/><text:change-start text:change-id="ct102793024"/>4.1.1. Git</text:h>
      <text:p text:style-name="P33"><draw:frame draw:style-name="fr1" draw:name="Marco4" text:anchor-type="paragraph" svg:x="0.051cm" svg:y="0.085cm" svg:width="1.351cm" draw:z-index="5"><draw:text-box fo:min-height="0.884cm"><text:p text:style-name="Frame_20_contents"/></draw:text-box></draw:frame><text:span text:style-name="T3">Git</text:span> es un software de control de versiones distribuido, inicialmente desarrollado por Linus Torvalds, el creador de Linux.</text:p>
      <text:p text:style-name="Standard">Es distribuido bajo la licencia GPLv2, lo <text:span text:style-name="T11">que</text:span> significa que es gratis y de código abierto. Permite a varios programadores trabajar paralelamente con sus propias copias de trabajo obtenidas de un repositorio.</text:p>
      <text:p text:style-name="Standard">Está compuesto por una estructura en tres secciones:</text:p>
      <text:p text:style-name="Standard"><draw:frame draw:style-name="fr2" draw:name="Marco1" text:anchor-type="paragraph" svg:width="9.98cm" draw:z-index="1"><draw:text-box fo:min-height="3.09cm"><text:p text:style-name="Illustration"><draw:frame draw:style-name="fr9" draw:name="gráficos2" text:anchor-type="paragraph" svg:x="0.004cm" svg:y="0.002cm" svg:width="9.98cm" style:rel-width="100%" svg:height="3.09cm" style:rel-height="scale" draw:z-index="2"><draw:image xlink:href="Pictures/20000007000041860000143F6721E68F.svm" xlink:type="simple" xlink:show="embed" xlink:actuate="onLoad"/></draw:frame>Ilustración <text:sequence text:ref-name="refIllustration0" text:name="Illustration" text:formula="ooow:Illustration+1" style:num-format="1">1</text:sequence>: Estructura de trabajo de Git</text:p></draw:text-box></draw:frame></text:p>
      <text:list xml:id="list3150220609204385669" text:style-name="L8">
        <text:list-item>
          <text:p text:style-name="P41"><text:span text:style-name="T12">Directorio de Git</text:span>: donde se almacenan los objetos que mantienen el historial con los cambios que se han producido en proyecto.</text:p>
        </text:list-item>
        <text:list-item>
          <text:p text:style-name="P41"><text:span text:style-name="T12">Directorio de trabajo</text:span>: contiene los archivos de la versión actual del proyecto sobre los que se realizan los cambios.</text:p>
        </text:list-item>
        <text:list-item>
          <text:p text:style-name="P41"><text:span text:style-name="T12">Área de preparación o índice</text:span>: es un archivo que incluye la información de los cambios que se van a <text:s/>enviar en la próxima confirmación.</text:p>
        </text:list-item>
      </text:list>
      <text:p text:style-name="Standard">Por lo tanto, los archivos se pueden encontrar en tres estados:</text:p>
      <text:list xml:id="list42344932" text:continue-list="list1176544019533859577" text:style-name="L3">
        <text:list-item>
          <text:p text:style-name="P9">Modificado (<text:span text:style-name="T3">modified</text:span>): ha sido modificado desde que se obtuvo el repositorio pero todavía no se ha preparado para añadir a la base de datos. Se encuentra en el directorio de trabajo.</text:p>
        </text:list-item>
        <text:list-item>
          <text:p text:style-name="P9">Preparado (<text:span text:style-name="T3">staged</text:span>): ha sido modificado y ha sido marcado para que vaya en la próxima confirmación. Se encuentra en el área de preparación.</text:p>
        </text:list-item>
        <text:list-item>
          <text:p text:style-name="P9">Confirmado (<text:span text:style-name="T3">committed</text:span>): se encuentra almacenado de forma segura en la base de datos local, en el directorio de Git.</text:p>
        </text:list-item>
      </text:list>
      <text:h text:style-name="Heading_20_2" text:outline-level="2">4.2. GitHub</text:h>
      <text:p text:style-name="Standard"><draw:frame draw:style-name="fr3" draw:name="Marco3" text:anchor-type="paragraph" svg:x="0.201cm" svg:y="-0.108cm" svg:width="1.36cm" draw:z-index="4"><draw:text-box fo:min-height="1.05cm"><text:p text:style-name="Frame_20_contents"/></draw:text-box></draw:frame><text:span text:style-name="T13">E</text:span>s una plataforma de desarrollo colaborativo de software que permite alojar proyectos utilizando el sistema de control de versiones Git.</text:p>
      <text:p text:style-name="Standard">Es gratuita para proyectos open source, que se almacenan de forma pública. Para almacenamiento privado se requiere una cuenta de pago.</text:p>
      <text:p text:style-name="Standard">Entre las principales ventajas que nos ofrece se encuentran:</text:p>
      <text:list xml:id="list7454280480859421196" text:style-name="L9">
        <text:list-item>
          <text:p text:style-name="P42"><text:soft-page-break/>Una wiki y una página web para cada proyecto</text:p>
        </text:list-item>
        <text:list-item>
          <text:p text:style-name="P42">Un gráfico que muestra cómo los desarrolladores trabajan en sus repositorios<text:change-end text:change-id="ct102793024"/><text:change-start text:change-id="ct102793128"/></text:p>
        </text:list-item>
        <text:list-item>
          <text:p text:style-name="P42">Un sistema de seguimiento de problemas, que permite a<text:change-end text:change-id="ct102793128"/><text:change-start text:change-id="ct102793232"/> los miembros de tu equipo detallar problemas con tu software o realizar sugerencias.<text:change-end text:change-id="ct102793232"/></text:p>
        </text:list-item>
        <text:list-item>
          <text:p text:style-name="P42"><text:change-start text:change-id="ct102793440"/>Un visor de ramas donde se pueden comparar los progresos realizados en las distintas ramas de un repositorio.<text:change-end text:change-id="ct102793440"/><text:change-start text:change-id="ct103017512"/></text:p>
        </text:list-item>
        <text:list-item>
          <text:p text:style-name="P42">Funcionalidades de tipo red social, como la posibilidad tener seguidores que miran tu proyecto.</text:p>
        </text:list-item>
        <text:list-item>
          <text:p text:style-name="P42">Funcionalidades para contribuir a mejorar el software de los demás, como la realización de forks<text:note text:id="ftn2" text:note-class="footnote"><text:note-citation>1</text:note-citation><text:note-body><text:p text:style-name="Footnote"><text:change-start text:change-id="ct102793544"/>Un fork consiste en clonar un repositorio ajeno (generar una copia en tu ordenador) para eliminar algún bug o <text:change-end text:change-id="ct102793544"/><text:change-start text:change-id="ct102793648"/>modificar cosas de él.<text:change-end text:change-id="ct102793648"/></text:p></text:note-body></text:note> y la solicitud de pulls<text:note text:id="ftn3" text:note-class="footnote"><text:note-citation>2</text:note-citation><text:note-body><text:p text:style-name="Footnote"><text:change-start text:change-id="ct102793752"/>Una vez realizadas las modificaciones<text:change-end text:change-id="ct102793752"/><text:change-start text:change-id="ct102793856"/> (fork), se puede enviar un pull al dueño del proyecto para que analice los cambios y si lo considera oportuno<text:change-end text:change-id="ct102793856"/><text:change-start text:change-id="ct103017096"/>, los adjunte con el repositorio original.<text:change-end text:change-id="ct103017096"/></text:p></text:note-body></text:note>.</text:p>
        </text:list-item>
      </text:list>
      <text:p text:style-name="Standard"><text:span text:style-name="T3">GitHub</text:span> nos ha proporcionado un repositorio gratuito para el proyecto, donde vamos a poder organizar y unificar los archivos del mismo. Además también se van a disfrutar de sus herramientas colaborativas, permitiendo que tanto tutor como alumna compartan versiones, notifiquen problemas y estén al día de los cambios realizados en el proyecto.</text:p>
      <text:p text:style-name="Referencia">[Conociendogithub]<text:note text:id="ftn4" text:note-class="endnote"><text:note-citation>ii</text:note-citation><text:note-body><text:p text:style-name="Endnote"><text:change-start text:change-id="ct103017200"/><text:a xlink:type="simple" xlink:href="http://conociendogithub.readthedocs.org/">http://conociendogithub.readthedocs.org</text:a> <text:change-end text:change-id="ct103017200"/></text:p></text:note-body></text:note></text:p>
      <text:h text:style-name="Heading_20_3" text:outline-level="3">4.2.1. GitHub Windows</text:h>
      <text:p text:style-name="Standard"><draw:frame draw:style-name="fr4" draw:name="Marco2" text:anchor-type="paragraph" svg:y="0.051cm" svg:width="1.462cm" draw:z-index="3"><draw:text-box fo:min-height="1.21cm"><text:p text:style-name="Frame_20_contents"/></draw:text-box></draw:frame>Es una aplicación cliente que se ejecuta en Windows XP, Vista, 7 y 8, y que al igual que <text:span text:style-name="T3">GitHub</text:span>, es totalmente gratuita.</text:p>
      <text:p text:style-name="Standard">Proporciona una interfaz de usuario amigable que nos facilita realizar las tareas comunes de repositorios con Git, evitándonos de esta manera tener que recordar todos los comandos necesarios para crear ramas, realizar commits, pulls, etc.</text:p>
      <text:p text:style-name="Standard">La aplicación está diseñada utilizando la interfaz Metro de Windows. Desarrollada en C#, ha usado gran variedad de proyectos open source para una herramienta sencilla para administrar repositorios en <text:span text:style-name="T3">GitHub</text:span>.</text:p>
      <text:p text:style-name="Referencia">[GitHub for Windows]<text:note text:id="ftn5" text:note-class="endnote"><text:note-citation>iii</text:note-citation><text:note-body><text:p text:style-name="Endnote"><text:change-start text:change-id="ct103017304"/><text:a xlink:type="simple" xlink:href="http://windows.github.com/">http://windows.github.com/</text:a> <text:change-end text:change-id="ct103017304"/></text:p></text:note-body></text:note></text:p>
      <text:h text:style-name="Heading_20_2" text:outline-level="2">4.3. Aptana Studio 3</text:h>
      <text:p text:style-name="Standard"><draw:frame draw:style-name="fr5" draw:name="Marco5" text:anchor-type="paragraph" svg:x="0.201cm" svg:y="-0.108cm" svg:width="1.462cm" draw:z-index="6"><draw:text-box fo:min-height="0.85cm"><text:p text:style-name="Frame_20_contents"/></draw:text-box></draw:frame>Es un entorno de desarrollo integrado de software libre, basado en Eclipse y desarrollado por Aptana Inc. Nos permite crear y probar páginas y aplicaciones web dinámicas en un único entorno. Tiene licencia GNU y es multiplataforma.</text:p>
      <text:p text:style-name="Referencia">[Wiki Aptana Studio]<text:note text:id="ftn6" text:note-class="endnote"><text:note-citation>iv</text:note-citation><text:note-body><text:p text:style-name="Endnote"><text:change-start text:change-id="ct103017408"/><text:a xlink:type="simple" xlink:href="http://es.wikipedia.org/wiki/Aptana_Studio">http://es.wikipedia.org/wiki/Aptana_Studio</text:a> <text:change-end text:change-id="ct103017408"/></text:p></text:note-body></text:note></text:p>
      <text:p text:style-name="Standard">Entre sus características destacan:</text:p>
      <text:list xml:id="list2712750502329598855" text:style-name="L10">
        <text:list-item>
          <text:p text:style-name="P43">Asistente de código para HTML, CSS y JavaScript, y soporte para <text:change-end text:change-id="ct103017512"/><text:change-start text:change-id="ct103017616"/>las últimas especificaciones de HTML5, CSS3, Ruby, Rails, Php, Ajax, Python y Adobe AIR.<text:change-end text:change-id="ct103017616"/><text:change-start text:change-id="ct103017928"/></text:p>
        </text:list-item>
        <text:list-item>
          <text:p text:style-name="P43"><text:soft-page-break/>Integración con Git, permitiendo almacenar proyectos creados bajo este sistema de control de versiones y facilitando el realizar las labores típicas de Git.</text:p>
        </text:list-item>
        <text:list-item>
          <text:p text:style-name="P43">Terminal integrado en la interfaz para ejecutar comandos.</text:p>
        </text:list-item>
        <text:list-item>
          <text:p text:style-name="P43">Depurador integrado, que permite establecer puntos de ruptura, inspeccionar variables y controlar la ejecución.</text:p>
        </text:list-item>
        <text:list-item>
          <text:p text:style-name="P43">Asistente de despliegue, que incluye configuraciones sencillas para la sincronización de múltiples protocolos, y ofrece la posibilidad de publicar los proyectos de Ruby y Rails en servicios de alojamiento, como Heroku y Engine Yard.<text:note text:id="ftn7" text:note-class="footnote"><text:note-citation>3</text:note-citation><text:note-body><text:p text:style-name="Footnote"><text:change-start text:change-id="ct103017720"/>S<text:change-end text:change-id="ct103017720"/><text:change-start text:change-id="ct103017824"/>on servicios de hospedaje de aplicaciones en la nube.<text:change-end text:change-id="ct103017824"/></text:p></text:note-body></text:note></text:p>
        </text:list-item>
        <text:list-item>
          <text:p text:style-name="P43">Personalización del IDE según nuestras necesidades de lenguaje de desarrollo y preferencia de colores.</text:p>
        </text:list-item>
        <text:list-item>
          <text:p text:style-name="P43">Compatibilidad para instalarse como extensión de Eclipse (versión 3.5 o superior).</text:p>
        </text:list-item>
      </text:list>
      <text:p text:style-name="Standard">Según los datos publicados en la página oficial de Aptana, la aplicación cuento con un total de 6.144.699 descargas, lo que demuestra que es una aplicación muy popular y demandada por los usuarios.</text:p>
      <text:p text:style-name="Referencia">[Aptana]<text:note text:id="ftn8" text:note-class="endnote"><text:note-citation>v</text:note-citation><text:note-body><text:p text:style-name="Endnote"><text:a xlink:type="simple" xlink:href="http://www.aptana.com/products/studio3">http://www.aptana.com/products/studio3</text:a> </text:p></text:note-body></text:note> [Bilib]<text:note text:id="ftn9" text:note-class="endnote"><text:note-citation>vi</text:note-citation><text:note-body><text:p text:style-name="Endnote"><text:a xlink:type="simple" xlink:href="http://www.bilib.es/recursos/analisis-de-aplicaciones/analisis/doc/analisis-de-aplicacion-aptana-studio-3-1/">http://www.bilib.es/recursos/analisis-de-aplicaciones/analisis/doc/analisis-de-aplicacion-aptana-studio-3-1/</text:a> </text:p></text:note-body></text:note></text:p>
      <text:h text:style-name="Heading_20_2" text:outline-level="2"><text:change-end text:change-id="ct103017928"/><text:change-start text:change-id="ct103018032"/><text:s/><text:change-end text:change-id="ct103018032"/><text:change-start text:change-id="ct103018136"/>4.4. XAMPP</text:h>
      <text:p text:style-name="Standard"><draw:frame draw:style-name="fr6" draw:name="Marco6" text:anchor-type="paragraph" svg:x="0.201cm" svg:y="-0.108cm" svg:width="1.462cm" draw:z-index="7"><draw:text-box fo:min-height="0.85cm"><text:p text:style-name="Frame_20_contents"/></draw:text-box></draw:frame><text:change-end text:change-id="ct103018136"/><text:change-start text:change-id="ct103018240"/>Es un servidor independiente de plataforma, que permite instalar de forma sencilla la distribución Apache de base de datos MySQL, servidor Web Apache y los intérpretes para los lenguajes de script Php y Perl. Está liberado bajo la licencia GNU y actualmente está disponible para Windows, Linux, Solaris y Mac OS X.</text:p>
      <text:p text:style-name="Standard">El nombre proviene del acrónimo: <text:span text:style-name="T1">X</text:span>, que significa “para cualquiera de los diferentes sistemas operativos”, <text:span text:style-name="T1">A</text:span>pache, <text:span text:style-name="T1">M</text:span>ySQL, <text:span text:style-name="T1">P</text:span>hp, <text:span text:style-name="T1">P</text:span>erl.</text:p>
      <text:p text:style-name="Standard"><text:span text:style-name="T3">XAMPP</text:span> está pensado para ser fácil de instalar y para permitir a los diseñadores de sitios webs testear su trabajo en sus propios ordenadores sin ningún acceso a Internet. Sin embargo, en la práctica es utilizado como servidor de sitios Web, ya que con algunas modificaciones, es generalmente lo suficientemente seguro.</text:p>
      <text:p text:style-name="Referencia"><text:change-end text:change-id="ct103018240"/><text:change-start text:change-id="ct103018344"/><text:s/><text:change-end text:change-id="ct103018344"/><text:change-start text:change-id="ct103018552"/>[Wiki XAMPP]<text:note text:id="ftn10" text:note-class="endnote"><text:note-citation>vii</text:note-citation><text:note-body><text:p text:style-name="Endnote"><text:change-start text:change-id="ct103018448"/><text:a xlink:type="simple" xlink:href="http://es.wikipedia.org/wiki/XAMPP">http://es.wikipedia.org/wiki/XAMPP</text:a> <text:change-end text:change-id="ct103018448"/></text:p></text:note-body></text:note> [Apachefriends]<text:change-end text:change-id="ct103018552"/><text:change-start text:change-id="ct103018760"/><text:note text:id="ftn11" text:note-class="endnote"><text:note-citation>viii</text:note-citation><text:note-body><text:p text:style-name="Endnote"><text:change-start text:change-id="ct103018656"/><text:a xlink:type="simple" xlink:href="http://www.apachefriends.org/es/xampp.html">http://www.apachefriends.org/es/xampp.html</text:a> <text:change-end text:change-id="ct103018656"/></text:p></text:note-body></text:note><text:change-end text:change-id="ct103018760"/><text:change-start text:change-id="ct103019072"/></text:p>
      <text:h text:style-name="Heading_20_2" text:outline-level="2">4.5. StarUML</text:h>
      <text:p text:style-name="Standard"><draw:frame draw:style-name="fr7" draw:name="Marco7" text:anchor-type="paragraph" svg:x="0.201cm" svg:y="0.131cm" svg:width="1.462cm" draw:z-index="8"><draw:text-box fo:min-height="1.064cm"><text:p text:style-name="Frame_20_contents"/></draw:text-box></draw:frame>Es una herramienta open source para modelar software, basándose en los estándares UML<text:note text:id="ftn12" text:note-class="footnote"><text:note-citation>4</text:note-citation><text:note-body><text:p text:style-name="Footnote"><text:change-start text:change-id="ct103018864"/>Unified Modeling Language<text:change-end text:change-id="ct103018864"/></text:p></text:note-body></text:note> y DMA<text:note text:id="ftn13" text:note-class="footnote"><text:note-citation>5</text:note-citation><text:note-body><text:p text:style-name="Footnote"><text:change-start text:change-id="ct103018968"/>Model Driven Arquitecture<text:change-end text:change-id="ct103018968"/></text:p></text:note-body></text:note>. Sólo es compatible con el sistema operativo Windows.</text:p>
      <text:p text:style-name="Standard">Nos permite la realización de una gran variedad de diagramas, soportando la versión UML 2.0:</text:p>
      <text:list xml:id="list7846866994258559601" text:style-name="L11">
        <text:list-item>
          <text:p text:style-name="P44"><text:soft-page-break/>Diagramas de casos de uso, de clase, de secuencia, de colaboración, de estados, de actividad, de componentes, de despliegue y de composición estructural.</text:p>
        </text:list-item>
      </text:list>
      <text:p text:style-name="Standard">Además ofrece la capacidad de generar código a partir de <text:span text:style-name="T11">los</text:span> diagramas y viceversa, en C++, C# y Java. También genera documentación en formatos Word, Excel y PowerPoint sobre los diagramas.</text:p>
      <text:p text:style-name="Standard">Hemos elegido esta herramienta para modelar la aplicación del proyecto, ya que es open source y nos permite realizar todos los diagramas que necesitamos sin tener que utilizar más herramientas distintas.</text:p>
      <text:p text:style-name="Referencia">[staruml]<text:note text:id="ftn0" text:note-class="endnote"><text:note-citation>ix</text:note-citation><text:note-body><text:p text:style-name="Endnote"><text:change-start text:change-id="ct236011504"/><text:a xlink:type="simple" xlink:href="http://staruml.sourceforge.net/en/">http://staruml.sourceforge.net/en/</text:a> <text:change-end text:change-id="ct236011504"/></text:p></text:note-body></text:note></text:p>
      <text:p text:style-name="Standard"/>
      <text:p text:style-name="Standard"><text:change-end text:change-id="ct103019072"/><text:change-start text:change-id="ct103019176"/><text:s/><text:change-end text:change-id="ct103019176"/><text:change-start text:change-id="ct103019280"/></text:p>
      <text:p text:style-name="Standard"><text:change-end text:change-id="ct103019280"/><text:change-start text:change-id="ct103019384"/></text:p>
      <text:p text:style-name="Standard"/>
      <text:p text:style-name="P45"/>
      <text:h text:style-name="Heading_20_1" text:outline-level="1">Aspectos relevantes</text:h>
      <text:h text:style-name="Heading_20_1" text:outline-level="1">Trabajos relacionados</text:h>
      <text:h text:style-name="Heading_20_1" text:outline-level="1">Conclusiones</text:h>
      <text:h text:style-name="Heading_20_1" text:outline-level="1">Líneas de trabajo futuras<text:change-end text:change-id="ct103019384"/><text:change text:change-id="ct103019696"/><text:change text:change-id="ct103019592"/><text:change text:change-id="ct103019488"/><text:change-start text:change-id="ct103019800"/></text:h>
      <text:h text:style-name="Heading_20_1" text:outline-level="1" text:is-list-header="true"><text:change-end text:change-id="ct10301980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Mangal1" svg:font-family="Mangal"/>
    <style:font-face style:name="OpenSymbol" svg:font-family="OpenSymbol"/>
    <style:font-face style:name="sans-serif" svg:font-family="sans-serif"/>
    <style:font-face style:name="Arial1" svg:font-family="Arial, Arial" style:font-family-generic="swiss"/>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Referencia" style:family="paragraph" style:parent-style-name="Standard" style:next-style-name="Standard" style:class="text">
      <style:text-properties style:font-name="Calibri" fo:font-size="11pt" fo:font-style="normal"/>
      <style:map style:condition="table-header()" style:apply-style-name="Quotations"/>
    </style:style>
    <style:style style:name="Quotations" style:family="paragraph" style:parent-style-name="Standard" style:class="html">
      <style:paragraph-properties fo:margin="100%" fo:margin-left="1cm" fo:margin-right="1cm" fo:margin-top="0.212cm" fo:margin-bottom="0.499cm" fo:text-indent="0cm" style:auto-text-indent="false"/>
    </style:style>
    <style:style style:name="Default" style:family="paragraph" style:parent-style-name="Standard" style:master-page-name="">
      <style:paragraph-properties fo:margin-top="0cm" fo:margin-bottom="0cm" fo:text-align="start" style:justify-single-word="false" style:page-number="auto" fo:background-color="transparent" style:shadow="none" style:text-autospace="none" style:writing-mode="page">
        <style:tab-stops/>
        <style:background-image/>
      </style:paragraph-properties>
      <style:text-properties fo:color="#000000" style:font-name="Arial1" style:font-name-asian="Arial1" style:font-size-asian="12pt" style:font-name-complex="Arial1" style:font-size-complex="12pt"/>
    </style:style>
    <style:style style:name="Illustration" style:family="paragraph" style:parent-style-name="Caption" style:class="extra" style:master-page-name="">
      <style:paragraph-properties fo:margin-top="0.21cm" fo:margin-bottom="0.21cm" fo:line-height="150%" fo:text-align="center" style:justify-single-word="false" style:page-number="auto"/>
      <style:text-properties fo:color="#006699" fo:font-size="11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310000004697198391.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03027048" text:id="ct103027048">
            <text:insertion>
              <office:change-info>
                <dc:creator>Alba Neila</dc:creator>
                <dc:date>2013-11-14T14:06:00</dc:date>
              </office:change-info>
            </text:insertion>
          </text:changed-region>
          <text:changed-region xml:id="ct103027152" text:id="ct103027152">
            <text:format-change>
              <office:change-info>
                <dc:creator>Alba Neila</dc:creator>
                <dc:date>2013-11-14T14:04:00</dc:date>
              </office:change-info>
            </text:format-change>
          </text:changed-region>
        </text:tracked-changes>
        <text:p text:style-name="MP1"><text:change-start text:change-id="ct103027048"/></text:p>
        <text:p text:style-name="MP2"><text:change-end text:change-id="ct103027048"/><text:change-start text:change-id="ct103027152"/>TFM: Aplicación web para la realización de ejercicios paleográficos</text:p>
        <text:p text:style-name="MP3">Alba Neila Neila</text:p>
        <text:p text:style-name="MP4"><text:change-end text:change-id="ct103027152"/></text:p>
      </style:header>
      <style:footer>
        <text:p text:style-name="MP5">Página <text:page-number text:select-page="current">6</text:page-number></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95</meta:editing-cycles>
    <meta:creation-date>2013-10-23T08:35:00</meta:creation-date>
    <dc:date>2013-11-20T22:21:08.61</dc:date>
    <meta:editing-duration>PT14H31M30S</meta:editing-duration>
    <meta:generator>OpenOffice/4.0.1$Win32 OpenOffice.org_project/401m5$Build-9714</meta:generator>
    <dc:creator>Alba Neila</dc:creator>
    <meta:document-statistic meta:table-count="0" meta:image-count="2" meta:object-count="0" meta:page-count="7" meta:paragraph-count="182" meta:word-count="2368" meta:character-count="1515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